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1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643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notes">
      <style:graphic-properties draw:fill-color="#ffffff" fo:min-height="13.364cm"/>
      <style:paragraph-properties style:writing-mode="lr-tb"/>
    </style:style>
    <style:style style:name="pr5" style:family="presentation" style:parent-style-name="Blue_5f_Curve1-title">
      <style:graphic-properties draw:auto-grow-height="true" fo:min-height="1.328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_5f_-title">
      <style:graphic-properties fo:min-height="1.328cm"/>
      <style:paragraph-properties style:writing-mode="lr-tb"/>
    </style:style>
    <style:style style:name="pr8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9" style:family="presentation" style:parent-style-name="Blue_5f_Curve1-outline1">
      <style:graphic-properties fo:min-height="10.001cm"/>
      <style:paragraph-properties style:writing-mode="lr-tb"/>
    </style:style>
    <style:style style:name="co1" style:family="table-column">
      <style:table-column-properties style:column-width="1.842cm" style:use-optimal-column-width="false"/>
    </style:style>
    <style:style style:name="co2" style:family="table-column">
      <style:table-column-properties style:column-width="1.522cm" style:use-optimal-column-width="false"/>
    </style:style>
    <style:style style:name="co3" style:family="table-column">
      <style:table-column-properties style:column-width="1.682cm" style:use-optimal-column-width="false"/>
    </style:style>
    <style:style style:name="co4" style:family="table-column">
      <style:table-column-properties style:column-width="1.685cm" style:use-optimal-column-width="false"/>
    </style:style>
    <style:style style:name="co5" style:family="table-column">
      <style:table-column-properties style:column-width="1.695cm" style:use-optimal-column-width="false"/>
    </style:style>
    <style:style style:name="co6" style:family="table-column">
      <style:table-column-properties style:column-width="6.858cm" style:use-optimal-column-width="false"/>
    </style:style>
    <style:style style:name="co7" style:family="table-column">
      <style:table-column-properties style:column-width="10.896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1.131cm" style:use-optimal-row-height="fals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0.659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Understanding ASCII Values For Characters Using 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ASCII Values For Capital Letters </text:p>
          </draw:text-box>
        </draw:frame>
        <draw:frame draw:style-name="gr2" draw:text-style-name="P4" draw:layer="layout" svg:width="3cm" svg:height="7.361cm" svg:x="5.3cm" svg:y="3.1cm">
          <draw:text-box>
            <text:p text:style-name="P3">K = 75</text:p>
            <text:p text:style-name="P3">L = 76</text:p>
            <text:p text:style-name="P3">M = 77</text:p>
            <text:p text:style-name="P3">N = 78</text:p>
            <text:p text:style-name="P3">O = 79</text:p>
            <text:p text:style-name="P3">P = 80</text:p>
            <text:p text:style-name="P3">Q = 81</text:p>
            <text:p text:style-name="P3">R = 82</text:p>
            <text:p text:style-name="P3">S = 83</text:p>
            <text:p text:style-name="P3">T = 84</text:p>
          </draw:text-box>
        </draw:frame>
        <draw:frame draw:style-name="gr3" draw:text-style-name="P4" draw:layer="layout" svg:width="4.5cm" svg:height="4.517cm" svg:x="9.5cm" svg:y="3.1cm">
          <draw:text-box>
            <text:p text:style-name="P3">U = 85</text:p>
            <text:p text:style-name="P3">V = 86</text:p>
            <text:p text:style-name="P3">W = 87</text:p>
            <text:p text:style-name="P3">X = 88</text:p>
            <text:p text:style-name="P3">Y = 89</text:p>
            <text:p text:style-name="P3">Z = 90</text:p>
          </draw:text-box>
        </draw:frame>
        <draw:frame draw:style-name="gr4" draw:text-style-name="P5" draw:layer="layout" svg:width="4cm" svg:height="7.361cm" svg:x="0.5cm" svg:y="3.139cm">
          <draw:text-box>
            <text:p text:style-name="P3">A = 65</text:p>
            <text:p text:style-name="P3">B = 66</text:p>
            <text:p text:style-name="P3">C = 67</text:p>
            <text:p text:style-name="P3">D = 68</text:p>
            <text:p text:style-name="P3">E = 69</text:p>
            <text:p text:style-name="P3">F = 70</text:p>
            <text:p text:style-name="P3">G = 71</text:p>
            <text:p text:style-name="P3">H = 72</text:p>
            <text:p text:style-name="P3">I = 73</text:p>
            <text:p text:style-name="P3">J = 74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1">ASCII Values For Small Letters</text:p>
          </draw:text-box>
        </draw:frame>
        <draw:frame draw:style-name="gr5" draw:text-style-name="P5" draw:layer="layout" svg:width="6cm" svg:height="8.361cm" svg:x="0.5cm" svg:y="2.5cm">
          <draw:text-box>
            <text:p text:style-name="P3">a = 97</text:p>
            <text:p text:style-name="P3">b = 98</text:p>
            <text:p text:style-name="P3">c = 99</text:p>
            <text:p text:style-name="P3">d = 100</text:p>
            <text:p text:style-name="P3">e = 101</text:p>
            <text:p text:style-name="P3">f = 102</text:p>
            <text:p text:style-name="P3">g = 103</text:p>
            <text:p text:style-name="P3">h = 104</text:p>
            <text:p text:style-name="P3">i = 105</text:p>
            <text:p text:style-name="P3">j = 106</text:p>
          </draw:text-box>
        </draw:frame>
        <draw:frame draw:style-name="gr4" draw:text-style-name="P5" draw:layer="layout" svg:width="4cm" svg:height="7.361cm" svg:x="4.5cm" svg:y="2.5cm">
          <draw:text-box>
            <text:p text:style-name="P3">k = 107</text:p>
            <text:p text:style-name="P3">l = 108</text:p>
            <text:p text:style-name="P3">m = 109</text:p>
            <text:p text:style-name="P3">n = 110</text:p>
            <text:p text:style-name="P3">o = 111</text:p>
            <text:p text:style-name="P3">p = 112</text:p>
            <text:p text:style-name="P3">q = 113</text:p>
            <text:p text:style-name="P3">r = 114</text:p>
            <text:p text:style-name="P3">s = 115</text:p>
            <text:p text:style-name="P3">t = 116</text:p>
          </draw:text-box>
        </draw:frame>
        <draw:frame draw:style-name="gr4" draw:text-style-name="P5" draw:layer="layout" svg:width="4cm" svg:height="4.517cm" svg:x="8cm" svg:y="2.5cm">
          <draw:text-box>
            <text:p text:style-name="P3">u = 117</text:p>
            <text:p text:style-name="P3">v = 118</text:p>
            <text:p text:style-name="P3">w = 119</text:p>
            <text:p text:style-name="P3">x = 120</text:p>
            <text:p text:style-name="P3">y = 121</text:p>
            <text:p text:style-name="P3">z = 122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ASCII</text:p>
          </draw:text-box>
        </draw:frame>
        <draw:frame draw:style-name="gr6" draw:text-style-name="P4" draw:layer="layout" svg:width="22.707cm" svg:height="15.893cm" svg:x="0.095cm" svg:y="2.215cm">
          <draw:text-box>
            <text:p text:style-name="P3"><text:span text:style-name="T1">&gt;&gt;&gt; </text:span><text:span text:style-name="T1">ord('</text:span><text:span text:style-name="T1">A')</text:span></text:p>
            <text:p text:style-name="P3"><text:span text:style-name="T1">65</text:span></text:p>
            <text:p text:style-name="P3"><text:span text:style-name="T1">&gt;&gt;&gt; </text:span><text:span text:style-name="T1">ord('</text:span><text:span text:style-name="T1">Z')</text:span></text:p>
            <text:p text:style-name="P3"><text:span text:style-name="T1">90</text:span></text:p>
            <text:p text:style-name="P3"><text:span text:style-name="T1">&gt;&gt;&gt; </text:span><text:span text:style-name="T1">ord('</text:span><text:span text:style-name="T1">a')</text:span></text:p>
            <text:p text:style-name="P3"><text:span text:style-name="T1">97</text:span></text:p>
            <text:p text:style-name="P3"><text:span text:style-name="T1">&gt;&gt;&gt; </text:span><text:span text:style-name="T1">ord('</text:span><text:span text:style-name="T1">z')</text:span></text:p>
            <text:p text:style-name="P3"><text:span text:style-name="T1">122</text:span></text:p>
            <text:p text:style-name="P3"><text:span text:style-name="T1">Capti</text:span><text:span text:style-name="T1">tal A-</text:span><text:span text:style-name="T1">Z: 65 </text:span><text:span text:style-name="T1">to 90</text:span></text:p>
            <text:p text:style-name="P3"><text:span text:style-name="T1"><text:s/></text:span></text:p>
            <text:p text:style-name="P3"><text:span text:style-name="T1">&gt;&gt;&gt; l </text:span><text:span text:style-name="T1">= ['r', </text:span><text:span text:style-name="T1">'u', </text:span><text:span text:style-name="T1">'d', 'r', </text:span><text:span text:style-name="T1">'a', </text:span><text:span text:style-name="T1">'n', </text:span><text:span text:style-name="T1">'s', </text:span><text:span text:style-name="T1">'h']</text:span></text:p>
            <text:p text:style-name="P3"><text:span text:style-name="T1">&gt;&gt;&gt; </text:span><text:span text:style-name="T1">max(</text:span><text:span text:style-name="T1">l)</text:span></text:p>
            <text:p text:style-name="P3"><text:span text:style-name="T1">'u'</text:span></text:p>
            <text:p text:style-name="P3"><text:span text:style-name="T1">&gt;&gt;&gt; </text:span><text:span text:style-name="T1">ord('</text:span><text:span text:style-name="T1">u')</text:span></text:p>
            <text:p text:style-name="P3"><text:span text:style-name="T1">117</text:span></text:p>
            <text:p text:style-name="P3"><text:span text:style-name="T1">&gt;&gt;&gt; </text:span><text:span text:style-name="T1">min(l</text:span><text:span text:style-name="T1">)</text:span></text:p>
            <text:p text:style-name="P3"><text:span text:style-name="T1">'a'</text:span></text:p>
            <text:p text:style-name="P3"><text:span text:style-name="T1">&gt;&gt;&gt; </text:span><text:span text:style-name="T1">ord('</text:span><text:span text:style-name="T1">a')</text:span></text:p>
            <text:p text:style-name="P3"><text:span text:style-name="T1">97</text:span></text:p>
            <text:p text:style-name="P3"><text:span text:style-name="T1"/></text:p>
            <text:p text:style-name="P3"><text:span text:style-name="T1">&gt;&gt;&gt; </text:span><text:span text:style-name="T1">bin(6</text:span><text:span text:style-name="T1">5)</text:span></text:p>
            <text:p text:style-name="P3"><text:span text:style-name="T1">'0b1</text:span><text:span text:style-name="T1">0000</text:span><text:span text:style-name="T1">01'</text:span></text:p>
            <text:p text:style-name="P3"><text:span text:style-name="T1">&gt;&gt;&gt; </text:span><text:span text:style-name="T1">bin(6</text:span><text:span text:style-name="T1">6)</text:span></text:p>
            <text:p text:style-name="P3"><text:span text:style-name="T1">'0b1</text:span><text:span text:style-name="T1">0000</text:span><text:span text:style-name="T1">10'</text:span></text:p>
            <text:p text:style-name="P3"><text:span text:style-name="T1">&gt;&gt;&gt; </text:span></text:p>
            <text:p text:style-name="P3"><text:span text:style-name="T1"><text:s/></text:span></text:p>
            <text:p text:style-name="P3"/>
          </draw:text-box>
        </draw:frame>
        <draw:frame draw:style-name="standard" draw:layer="layout" svg:width="15.153cm" svg:height="3.785cm" svg:x="8.346cm" svg:y="2.38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 text:style-name="P3">Bit #</text:p>
              </table:table-cell>
              <table:table-cell>
                <text:p text:style-name="P3">7</text:p>
              </table:table-cell>
              <table:table-cell>
                <text:p text:style-name="P3">6</text:p>
              </table:table-cell>
              <table:table-cell>
                <text:p text:style-name="P3">5</text:p>
              </table:table-cell>
              <table:table-cell>
                <text:p text:style-name="P3">4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2" table:default-cell-style-name="gray2">
              <table:table-cell>
                <text:p text:style-name="P3">A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3" table:default-cell-style-name="gray1">
              <table:table-cell>
                <text:p text:style-name="P3">B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4" draw:layer="layout" svg:width="13.614cm" svg:height="5.228cm" svg:x="10cm" svg:y="7.5cm">
          <draw:text-box>
            <text:p text:style-name="P3">One usecase of ASCII:</text:p>
            <text:p text:style-name="P3">For storing in a memory of an 8 bit computer, we need to convert Alphabet to Decimal then Decimal to Binary.</text:p>
            <text:p text:style-name="P3"/>
            <text:p text:style-name="P3">A -&gt; 65 -&gt; 01000001</text:p>
            <text:p text:style-name="P3">B -&gt; 66 -&gt; 01000010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ord() and chr()</text:p>
          </draw:text-box>
        </draw:frame>
        <draw:frame presentation:style-name="pr9" draw:text-style-name="P1" draw:layer="layout" svg:width="26cm" svg:height="10cm" svg:x="0.5cm" svg:y="2.5cm" presentation:class="outline" presentation:user-transformed="true">
          <draw:text-box>
            <text:list text:style-name="L3">
              <text:list-header>
                <text:p><text:span text:style-name="T2">Here, ord() and chr() are built-ins.</text:span></text:p>
                <text:p><text:span text:style-name="T2">Ord(): gives you ASCII for the alphabet</text:span></text:p>
                <text:p><text:span text:style-name="T2">Chr(): gives you the alphabet for the ASCII</text:span></text:p>
                <text:p><text:span text:style-name="T2"><text:s/></text:span></text:p>
                <text:p><text:span text:style-name="T2">&gt;&gt;&gt; ord('A')</text:span></text:p>
                <text:p><text:span text:style-name="T2">65</text:span></text:p>
                <text:p><text:span text:style-name="T2"><text:s/></text:span></text:p>
                <text:p><text:span text:style-name="T2">&gt;&gt;&gt; chr(65)</text:span></text:p>
                <text:p><text:span text:style-name="T2">'A'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Unicode</text:p>
          </draw:text-box>
        </draw:frame>
        <draw:frame draw:style-name="gr8" draw:text-style-name="P7" draw:layer="layout" svg:width="24.871cm" svg:height="8.072cm" svg:x="1.395cm" svg:y="2.646cm">
          <draw:text-box>
            <text:p>Unicode, formally The Unicode Standard, is an information technology standard for the consistent encoding, representation, and handling of text expressed in most of the world's writing systems. </text:p>
          </draw:text-box>
        </draw:frame>
        <draw:frame draw:style-name="standard" draw:layer="layout" svg:width="24.611cm" svg:height="2.915cm" svg:x="0.863cm" svg:y="7.447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4" table:default-cell-style-name="gray3">
              <table:table-cell>
                <text:p>Binary</text:p>
              </table:table-cell>
              <table:table-cell>
                <text:p>Base 2</text:p>
              </table:table-cell>
              <table:table-cell>
                <text:p>0, 1</text:p>
              </table:table-cell>
            </table:table-row>
            <table:table-row table:style-name="ro3" table:default-cell-style-name="gray2">
              <table:table-cell>
                <text:p>Decimal</text:p>
              </table:table-cell>
              <table:table-cell>
                <text:p>Base 10</text:p>
              </table:table-cell>
              <table:table-cell>
                <text:p>0, 1, 2, 3, 4, 5, 6, 7, 8, 9</text:p>
              </table:table-cell>
            </table:table-row>
            <table:table-row table:style-name="ro3" table:default-cell-style-name="gray1">
              <table:table-cell>
                <text:p>Hexadecimal</text:p>
              </table:table-cell>
              <table:table-cell>
                <text:p>Base 16</text:p>
              </table:table-cell>
              <table:table-cell>
                <text:p>0-9 then A-F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1T19:01:52.587276682</meta:creation-date>
    <meta:editing-duration>PT16M54S</meta:editing-duration>
    <meta:editing-cycles>23</meta:editing-cycles>
    <meta:generator>LibreOffice/7.3.7.2$Linux_X86_64 LibreOffice_project/30$Build-2</meta:generator>
    <dc:title>Blue Curve</dc:title>
    <dc:date>2023-05-19T17:52:45.946473432</dc:date>
    <meta:document-statistic meta:object-count="78"/>
  </office:meta>
</office:document-meta>
</file>